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83ca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92cm" fo:margin-left="-0.069cm" table:align="left"/>
    </style:style>
    <style:style style:name="Tableau4.A" style:family="table-column">
      <style:table-column-properties style:column-width="6.244cm"/>
    </style:style>
    <style:style style:name="Tableau4.B" style:family="table-column">
      <style:table-column-properties style:column-width="10.848cm"/>
    </style:style>
    <style:style style:name="Tableau4.A1" style:family="table-cell">
      <style:table-cell-properties fo:background-color="#00ffff"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00ffff"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ffff99" fo:padding="0.097cm" fo:border-left="0.05pt solid #000000" fo:border-right="none" fo:border-top="none" fo:border-bottom="0.05pt solid #000000">
        <style:background-image/>
      </style:table-cell-properties>
    </style:style>
    <style:style style:name="Tableau4.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4.B8"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style style:name="P2" style:family="paragraph" style:parent-style-name="Standard">
      <style:text-properties fo:font-size="16pt" style:text-underline-style="none" fo:font-weight="bold" style:font-size-asian="16pt" style:font-weight-asian="bold" style:font-size-complex="16pt" style:font-weight-complex="bold"/>
    </style:style>
    <style:style style:name="P3" style:family="paragraph" style:parent-style-name="Standard">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text-align="justify"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6" style:family="paragraph" style:parent-style-name="Standard">
      <style:text-properties fo:font-size="12pt" style:text-underline-style="none" fo:font-weight="normal" style:font-size-asian="10.5pt" style:font-weight-asian="normal" style:font-size-complex="12pt" style:font-weight-complex="normal"/>
    </style:style>
    <style:style style:name="P7"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fo:font-style="normal" style:text-underline-style="none" fo:font-weight="normal" officeooo:rsid="0027467d" officeooo:paragraph-rsid="0027467d" fo:background-color="transparent" style:font-size-asian="14pt" style:font-style-asian="normal" style:font-weight-asian="normal" style:font-size-complex="14pt" style:font-style-complex="normal" style:font-weight-complex="normal"/>
    </style:style>
    <style:style style:name="P15" style:family="paragraph" style:parent-style-name="Standard">
      <style:paragraph-properties fo:break-before="page"/>
      <style:text-properties fo:font-size="18pt" style:text-underline-style="none" fo:font-weight="bold" style:font-size-asian="18pt" style:font-weight-asian="bold" style:font-size-complex="18pt" style:font-weight-complex="bold"/>
    </style:style>
    <style:style style:name="P16" style:family="paragraph" style:parent-style-name="Standard">
      <style:paragraph-properties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justify" style:justify-single-word="false" fo:break-before="page"/>
      <style:text-properties fo:font-size="14pt" fo:font-style="normal" style:text-underline-style="none" fo:font-weight="normal" officeooo:rsid="00258e45" officeooo:paragraph-rsid="00258e45" fo:background-color="transparent" style:font-size-asian="14pt" style:font-style-asian="normal" style:font-weight-asian="normal" style:font-size-complex="14pt" style:font-style-complex="normal" style:font-weight-complex="normal"/>
    </style:style>
    <style:style style:name="P18" style:family="paragraph" style:parent-style-name="Table_20_Contents">
      <style:paragraph-properties fo:text-align="center" style:justify-single-word="false"/>
      <style:text-properties fo:font-size="24pt" fo:font-weight="bold" style:font-size-asian="24pt" style:font-weight-asian="bold" style:font-size-complex="24pt" style:font-weight-complex="bold"/>
    </style:style>
    <style:style style:name="P19" style:family="paragraph" style:parent-style-name="Table_20_Contents">
      <style:paragraph-properties fo:text-align="justify" style:justify-single-word="false"/>
      <style:text-properties fo:font-size="14pt" officeooo:rsid="00223376" officeooo:paragraph-rsid="00223376" style:font-size-asian="14pt" style:font-size-complex="14pt"/>
    </style:style>
    <style:style style:name="P20" style:family="paragraph" style:parent-style-name="Table_20_Contents">
      <style:paragraph-properties fo:text-align="justify" style:justify-single-word="false"/>
      <style:text-properties fo:font-size="14pt" officeooo:rsid="0027f111" officeooo:paragraph-rsid="0027f111" style:font-size-asian="14pt" style:font-size-complex="14pt"/>
    </style:style>
    <style:style style:name="P21" style:family="paragraph" style:parent-style-name="Table_20_Contents">
      <style:paragraph-properties fo:text-align="justify" style:justify-single-word="false"/>
      <style:text-properties fo:font-size="14pt" officeooo:rsid="002881fe" officeooo:paragraph-rsid="002881fe" style:font-size-asian="14pt" style:font-size-complex="14pt"/>
    </style:style>
    <style:style style:name="P22" style:family="paragraph" style:parent-style-name="Table_20_Contents">
      <style:paragraph-properties fo:text-align="justify" style:justify-single-word="false"/>
      <style:text-properties fo:font-size="14pt" officeooo:rsid="00297200" officeooo:paragraph-rsid="00297200" style:font-size-asian="14pt" style:font-size-complex="14pt"/>
    </style:style>
    <style:style style:name="P23" style:family="paragraph" style:parent-style-name="Table_20_Contents">
      <style:paragraph-properties fo:text-align="justify" style:justify-single-word="false"/>
      <style:text-properties fo:font-size="14pt" officeooo:rsid="0029ad34" officeooo:paragraph-rsid="0029ad34" style:font-size-asian="14pt" style:font-size-complex="14pt"/>
    </style:style>
    <style:style style:name="P24" style:family="paragraph" style:parent-style-name="Table_20_Contents">
      <style:paragraph-properties fo:text-align="justify" style:justify-single-word="false"/>
      <style:text-properties fo:font-size="14pt" officeooo:rsid="0029d3c4" officeooo:paragraph-rsid="0029d3c4" style:font-size-asian="14pt" style:font-size-complex="14pt"/>
    </style:style>
    <style:style style:name="P25" style:family="paragraph" style:parent-style-name="Table_20_Contents">
      <style:paragraph-properties fo:text-align="justify" style:justify-single-word="false"/>
      <style:text-properties fo:font-size="14pt" fo:font-weight="bold" officeooo:rsid="00223376" officeooo:paragraph-rsid="00223376" style:font-size-asian="14pt" style:font-weight-asian="bold" style:font-size-complex="14pt" style:font-weight-complex="bold"/>
    </style:style>
    <style:style style:name="P26" style:family="paragraph" style:parent-style-name="Horizontal_20_Line">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29" style:family="paragraph" style:parent-style-name="Text_20_body">
      <style:paragraph-properties fo:text-align="justify" style:justify-single-word="false"/>
      <style:text-properties fo:font-size="14pt" style:text-underline-style="none" fo:font-weight="normal" officeooo:paragraph-rsid="001926e9" style:font-size-asian="14pt" style:font-weight-asian="normal" style:font-size-complex="14pt" style:font-weight-complex="normal"/>
    </style:style>
    <style:style style:name="P30" style:family="paragraph" style:parent-style-name="Text_20_body">
      <style:paragraph-properties fo:text-align="justify" style:justify-single-word="false"/>
      <style:text-properties fo:font-size="14pt" style:text-underline-style="none" fo:font-weight="normal" officeooo:rsid="0015977c" style:font-size-asian="14pt" style:font-weight-asian="normal" style:font-size-complex="14pt" style:font-weight-complex="normal"/>
    </style:style>
    <style:style style:name="P31"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normal" officeooo:paragraph-rsid="00345c12" style:font-size-asian="10.5pt" style:font-style-asian="normal" style:font-weight-asian="normal" style:font-size-complex="12pt" style:font-style-complex="normal" style:font-weight-complex="normal"/>
    </style:style>
    <style:style style:name="P33" style:family="paragraph" style:parent-style-name="Standard" style:list-style-name="L2">
      <style:text-properties fo:font-size="16pt" style:text-underline-style="none" fo:font-weight="bold" style:font-size-asian="16pt" style:font-weight-asian="bold" style:font-size-complex="16pt" style:font-weight-complex="bold"/>
    </style:style>
    <style:style style:name="P34" style:family="paragraph" style:parent-style-name="Standard" style:list-style-name="L6">
      <style:paragraph-properties fo:text-align="justify"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35" style:family="paragraph" style:parent-style-name="Standard" style:list-style-name="L11">
      <style:paragraph-properties fo:text-align="justify"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37" style:family="paragraph" style:parent-style-name="Standard" style:list-style-name="L6">
      <style:paragraph-properties fo:text-align="justify" style:justify-single-word="false"/>
      <style:text-properties fo:font-size="16pt" fo:font-style="normal" style:text-underline-style="none" fo:font-weight="normal" officeooo:rsid="002a88c7" officeooo:paragraph-rsid="002a88c7" style:font-size-asian="16pt" style:font-style-asian="normal" style:font-weight-asian="normal" style:font-size-complex="16pt" style:font-style-complex="normal" style:font-weight-complex="normal"/>
    </style:style>
    <style:style style:name="P38" style:family="paragraph" style:parent-style-name="Standard" style:list-style-name="L11">
      <style:paragraph-properties fo:text-align="start" style:justify-single-word="false"/>
      <style:text-properties fo:font-size="16pt" fo:font-style="normal" style:text-underline-style="none" fo:font-weight="normal" officeooo:paragraph-rsid="0036a321" style:font-size-asian="16pt" style:font-style-asian="normal" style:font-weight-asian="normal" style:font-size-complex="16pt" style:font-style-complex="normal" style:font-weight-complex="normal"/>
    </style:style>
    <style:style style:name="P39" style:family="paragraph" style:parent-style-name="Standard" style:list-style-name="L3">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0" style:family="paragraph" style:parent-style-name="Standard" style:list-style-name="L3">
      <style:paragraph-properties fo:text-align="justify" style:justify-single-word="false"/>
      <style:text-properties fo:font-size="14pt" style:text-underline-style="none" fo:font-weight="normal" officeooo:rsid="001c7857" officeooo:paragraph-rsid="001c7857" style:font-size-asian="14pt" style:font-weight-asian="normal" style:font-size-complex="14pt" style:font-weight-complex="normal"/>
    </style:style>
    <style:style style:name="P41" style:family="paragraph" style:parent-style-name="Standard" style:list-style-name="L3">
      <style:paragraph-properties fo:text-align="justify" style:justify-single-word="false"/>
      <style:text-properties fo:font-size="14pt" style:text-underline-style="none" fo:font-weight="normal" officeooo:rsid="0020aec7" officeooo:paragraph-rsid="002c0aae" style:font-size-asian="14pt" style:font-weight-asian="normal" style:font-size-complex="14pt" style:font-weight-complex="normal"/>
    </style:style>
    <style:style style:name="P42" style:family="paragraph" style:parent-style-name="Standard" style:list-style-name="L4">
      <style:paragraph-properties fo:text-align="justify" style:justify-single-word="false"/>
      <style:text-properties fo:font-size="14pt" style:text-underline-style="none" fo:font-weight="normal" officeooo:rsid="0027467d" officeooo:paragraph-rsid="002c0aae" style:font-size-asian="14pt" style:font-weight-asian="normal" style:font-size-complex="14pt" style:font-weight-complex="normal"/>
    </style:style>
    <style:style style:name="P43" style:family="paragraph" style:parent-style-name="Standard" style:list-style-name="L5">
      <style:paragraph-properties fo:text-align="justify" style:justify-single-word="false"/>
      <style:text-properties fo:font-size="14pt" fo:font-style="normal" style:text-underline-style="none" fo:font-weight="normal" officeooo:rsid="001e175a" officeooo:paragraph-rsid="001e175a" style:font-size-asian="14pt" style:font-style-asian="normal" style:font-weight-asian="normal" style:font-size-complex="14pt" style:font-style-complex="normal" style:font-weight-complex="normal"/>
    </style:style>
    <style:style style:name="P44" style:family="paragraph" style:parent-style-name="Standard" style:list-style-name="L5">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5" style:family="paragraph" style:parent-style-name="Standard" style:list-style-name="L10">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style:text-underline-style="none" fo:font-weight="normal" officeooo:paragraph-rsid="00345c12" style:font-size-asian="14pt" style:font-style-asian="normal" style:font-weight-asian="normal" style:font-size-complex="14pt" style:font-style-complex="normal" style:font-weight-complex="normal"/>
    </style:style>
    <style:style style:name="P47" style:family="paragraph" style:parent-style-name="Standard">
      <style:text-properties fo:font-size="18pt" style:text-underline-style="none" fo:font-weight="bold" style:font-size-asian="18pt" style:font-weight-asian="bold" style:font-size-complex="18pt" style:font-weight-complex="bold"/>
    </style:style>
    <style:style style:name="P48" style:family="paragraph" style:parent-style-name="Standard" style:list-style-name="L5">
      <style:paragraph-properties fo:text-align="justify" style:justify-single-word="false"/>
      <style:text-properties officeooo:paragraph-rsid="00345c12"/>
    </style:style>
    <style:style style:name="P49" style:family="paragraph" style:parent-style-name="Standard" style:list-style-name="L4">
      <style:paragraph-properties fo:text-align="justify" style:justify-single-word="false"/>
      <style:text-properties officeooo:rsid="0027467d" officeooo:paragraph-rsid="002c0aae"/>
    </style:style>
    <style:style style:name="P50" style:family="paragraph" style:parent-style-name="Table_20_Contents">
      <style:paragraph-properties fo:text-align="center" style:justify-single-word="false"/>
      <style:text-properties fo:font-size="14pt" officeooo:paragraph-rsid="00345c12"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15977c" style:font-size-asian="14pt" style:font-size-complex="14pt"/>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fo:font-weight="normal" officeooo:rsid="0027467d" style:font-size-asian="14pt" style:font-weight-asian="normal" style:font-size-complex="14pt" style:font-weight-complex="normal"/>
    </style:style>
    <style:style style:name="T5" style:family="text">
      <style:text-properties fo:font-size="14pt" style:text-underline-style="none" fo:font-weight="normal" officeooo:rsid="002d8690" style:font-size-asian="14pt" style:font-weight-asian="normal" style:font-size-complex="14pt" style:font-weight-complex="normal"/>
    </style:style>
    <style:style style:name="T6" style:family="text">
      <style:text-properties fo:font-size="14pt" style:text-underline-style="none" fo:font-weight="normal" officeooo:rsid="002f0f06" style:font-size-asian="14pt" style:font-weight-asian="normal" style:font-size-complex="14pt" style:font-weight-complex="normal"/>
    </style:style>
    <style:style style:name="T7" style:family="text">
      <style:text-properties fo:font-size="14pt" style:text-underline-style="none" fo:font-weight="normal" officeooo:rsid="003089a2" style:font-size-asian="14pt" style:font-weight-asian="normal" style:font-size-complex="14pt" style:font-weight-complex="normal"/>
    </style:style>
    <style:style style:name="T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style:font-size-asian="10.5pt" style:font-size-complex="12pt"/>
    </style:style>
    <style:style style:name="T11" style:family="text">
      <style:text-properties officeooo:rsid="00174510"/>
    </style:style>
    <style:style style:name="T12" style:family="text">
      <style:text-properties officeooo:rsid="001afa21"/>
    </style:style>
    <style:style style:name="T13" style:family="text">
      <style:text-properties officeooo:rsid="001c30ba"/>
    </style:style>
    <style:style style:name="T14" style:family="text">
      <style:text-properties officeooo:rsid="001c7a5a"/>
    </style:style>
    <style:style style:name="T15" style:family="text">
      <style:text-properties officeooo:rsid="001c7c3a"/>
    </style:style>
    <style:style style:name="T16" style:family="text">
      <style:text-properties officeooo:rsid="001c8bb2"/>
    </style:style>
    <style:style style:name="T17" style:family="text">
      <style:text-properties officeooo:rsid="002881fe"/>
    </style:style>
    <style:style style:name="T18" style:family="text">
      <style:text-properties officeooo:rsid="002a88c7"/>
    </style:style>
    <style:style style:name="T19" style:family="text">
      <style:text-properties officeooo:rsid="002b59bf"/>
    </style:style>
    <style:style style:name="T20" style:family="text">
      <style:text-properties officeooo:rsid="002b6366"/>
    </style:style>
    <style:style style:name="T21" style:family="text">
      <style:text-properties officeooo:rsid="00345c12"/>
    </style:style>
    <style:style style:name="T22" style:family="text">
      <style:text-properties officeooo:rsid="0034f688"/>
    </style:style>
    <style:style style:name="T23" style:family="text">
      <style:text-properties fo:background-color="#ff0000" loext:char-shading-value="0"/>
    </style:style>
    <style:style style:name="T24" style:family="text">
      <style:text-properties fo:background-color="#00ff00" loext:char-shading-value="0"/>
    </style:style>
    <style:style style:name="T25" style:family="text">
      <style:text-properties fo:font-weight="bold" style:font-weight-asian="bold" style:font-weight-complex="bold"/>
    </style:style>
    <style:style style:name="T26" style:family="text">
      <style:text-properties officeooo:rsid="0036a321"/>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8">Cahier des charges</text:p>
          </table:table-cell>
        </table:table-row>
      </table:table>
      <text:p text:style-name="Standard"/>
      <text:p text:style-name="P2"/>
      <text:p text:style-name="P6"><text:tab/>Ce document formalise le besoin et les contraintes de notre projet. Vous y trouverez :</text:p>
      <text:list xml:id="list1535345097801384946" text:style-name="L1">
        <text:list-item>
          <text:p text:style-name="P31">Une description du projet</text:p>
        </text:list-item>
        <text:list-item>
          <text:p text:style-name="P31">Les objectifs à atteindre</text:p>
        </text:list-item>
        <text:list-item>
          <text:p text:style-name="P31">Les contraintes</text:p>
        </text:list-item>
        <text:list-item>
          <text:p text:style-name="P31">La méthode d’évaluation du travail réalisé</text:p>
        </text:list-item>
      </text:list>
      <text:p text:style-name="P6"/>
      <text:p text:style-name="P6"/>
      <text:p text:style-name="P6"><text:tab/>En complément de ce document, vous avez à votre disposition les documents suivants :</text:p>
      <text:list xml:id="list5851510022090341466" text:style-name="L2">
        <text:list-item>
          <text:p text:style-name="P33"><text:span text:style-name="T10">config_environnement.odt </text:span><text:span text:style-name="T9">: décrit les configurations à apporter à vos environnements</text:span></text:p>
        </text:list-item>
        <text:list-item>
          <text:p text:style-name="P33"><text:span text:style-name="T10">Mangas-et-geometrie.pdf</text:span><text:span text:style-name="T9"> : la liste des figures géométriques </text:span></text:p>
        </text:list-item>
      </text:list>
      <text:p text:style-name="P6"/>
      <text:p text:style-name="P47"/>
      <text:p text:style-name="P15">Description du projet</text:p>
      <text:p text:style-name="Horizontal_20_Line"/>
      <text:p text:style-name="Text_20_body"/>
      <text:p text:style-name="P27"><text:tab/><text:span text:style-name="T1">L'application en cours de développement propose une interface de programmation (API) pour réaliser des dessins à partir de formes géométriques simples </text:span><text:span text:style-name="T2">et</text:span><text:span text:style-name="T1"> </text:span><text:span text:style-name="T2">persister ces dessins dans une base de donnée.</text:span></text:p>
      <text:p text:style-name="P27"/>
      <text:p text:style-name="P30"><text:tab/>Une application web permet par la suite d'exposer toutes les réalisations dans un navigateur web.</text:p>
      <text:p text:style-name="P28"/>
      <text:p text:style-name="P28"><text:tab/>Dans la version actuelle, les formes géométriques exploitables sont des points (que l'on peut relier entre eux) et des ellipses. </text:p>
      <text:p text:style-name="P28"><text:tab/> Le thème choisi est: Mangas et géométrie. Vous aurez à dessiner des personnages de manga (relativement simples) à partir des formes géométriques citées ci-dessus.</text:p>
      <text:p text:style-name="P28"/>
      <text:p text:style-name="P29"><text:span text:style-name="T11"><text:tab/>Dans un premier temps, v</text:span>ous devez créer différentes figures à partir de points et d'ellipse en vous servant de l'API. <text:span text:style-name="T11">Puis ces figures devront être exposer sur votre poste en local. Enfin vous devrez déployer votre service et votre application web sur un serveur distant.</text:span></text:p>
      <text:p text:style-name="P28"/>
      <text:p text:style-name="P28"><text:tab/>Ce projet permettra de mettre en évidence votre capacité à produire du code de qualité, fonctionnel <text:span text:style-name="T12">(</text:span>en mode collaboratif<text:span text:style-name="T12">) dans une démarche d'intégration continue. Les compétences que vous avez acquises en automatisation de déploiement devront être mises en œuvre pour atteindre cet objectif.</text:span></text:p>
      <text:p text:style-name="P27"><text:tab/></text:p>
      <text:p text:style-name="P15">Objectifs</text:p>
      <text:p text:style-name="Horizontal_20_Line"/>
      <text:p text:style-name="P9"/>
      <text:p text:style-name="P10">Dans le temps imparti vous devez réaliser les tâches ci-dessous :</text:p>
      <text:p text:style-name="P10"/>
      <text:list xml:id="list2988508826071515071" text:style-name="L3">
        <text:list-item>
          <text:p text:style-name="P39"><text:span text:style-name="T13">Chaque binôme se verra attribuer un manga à dessiner et à sauvegarder dans la base de données (voir le tableau ci-dessous pour l'affectation des manga). Tous les binômes travailleront sur le même projet (dépôt GIT unique). L'objectif est atteint lorsque le binôme affiche correctement son manga et celui des autres via l'application Java.</text:span></text:p>
          <text:p text:style-name="P39"/>
        </text:list-item>
        <text:list-item>
          <text:p text:style-name="P40">Le manga sauvegardé dans la base de données doit être affiché dans un navigateur en local. Pour se faire l'application web et le service doivent être déployer sur le poste <text:span text:style-name="T14">(via le projet de déploiement et ansible). L'objectif est atteint lorsque le binôme affiche correctement son manga et celui des autres dans la même page web.</text:span></text:p>
          <text:p text:style-name="P39"/>
        </text:list-item>
        <text:list-item>
          <text:p text:style-name="P41">Chaque binôme doit déployer son service (avec <text:span text:style-name="T22">tous les</text:span> manga) et <text:span text:style-name="T22">l</text:span>a webapp sur un serveur distant de <text:span text:style-name="T22">manière</text:span> automatisé :</text:p>
        </text:list-item>
      </text:list>
      <text:list xml:id="list2341144600662182734" text:style-name="L4">
        <text:list-item>
          <text:list>
            <text:list-item>
              <text:list>
                <text:list-item>
                  <text:p text:style-name="P42">Les artefacts devront être déployé sur un serveur distant. </text:p>
                </text:list-item>
                <text:list-item>
                  <text:p text:style-name="P49"><text:span text:style-name="T3">La base de données sera aussi une base de donnée distante (le schéma et le nom de la base de données sont les même)</text:span></text:p>
                </text:list-item>
                <text:list-item>
                  <text:p text:style-name="P42">Voir ci-dessous pour le détail <text:span text:style-name="T21">d</text:span>es serveurs distant<text:span text:style-name="T21">s</text:span>.</text:p>
                </text:list-item>
              </text:list>
            </text:list-item>
          </text:list>
        </text:list-item>
      </text:list>
      <text:p text:style-name="P8"/>
      <text:p text:style-name="P12">Chacun des objectifs énoncés ci-dessus devra faire l'objet d'une validation <text:span text:style-name="T15">avec l’intervenant</text:span> avant la réalisation d<text:span text:style-name="T16">e l'objectif suivant</text:span>.</text:p>
      <text:p text:style-name="P12"/>
      <text:p text:style-name="P13"/>
      <text:p text:style-name="P17"><text:span text:style-name="T21">A</text:span>ffectation de manga :</text:p>
      <text:p text:style-name="P13"/>
      <table:table table:name="Tableau2" table:style-name="Tableau2">
        <table:table-column table:style-name="Tableau2.A"/>
        <table:table-column table:style-name="Tableau2.B"/>
        <table:table-row>
          <table:table-cell table:style-name="Tableau2.A1" office:value-type="string">
            <text:p text:style-name="P25">Numéro du binôme</text:p>
          </table:table-cell>
          <table:table-cell table:style-name="Tableau2.B1" office:value-type="string">
            <text:p text:style-name="P25">Fiche manga</text:p>
          </table:table-cell>
        </table:table-row>
        <table:table-row>
          <table:table-cell table:style-name="Tableau2.A10" office:value-type="string">
            <text:p text:style-name="P19">1</text:p>
          </table:table-cell>
          <table:table-cell table:style-name="Tableau2.B10" office:value-type="string">
            <text:p text:style-name="P19">4</text:p>
          </table:table-cell>
        </table:table-row>
        <table:table-row>
          <table:table-cell table:style-name="Tableau2.A10" office:value-type="string">
            <text:p text:style-name="P19">2</text:p>
          </table:table-cell>
          <table:table-cell table:style-name="Tableau2.B10" office:value-type="string">
            <text:p text:style-name="P19">7</text:p>
          </table:table-cell>
        </table:table-row>
        <table:table-row>
          <table:table-cell table:style-name="Tableau2.A10" office:value-type="string">
            <text:p text:style-name="P19">3</text:p>
          </table:table-cell>
          <table:table-cell table:style-name="Tableau2.B10" office:value-type="string">
            <text:p text:style-name="P19">9</text:p>
          </table:table-cell>
        </table:table-row>
        <table:table-row>
          <table:table-cell table:style-name="Tableau2.A10" office:value-type="string">
            <text:p text:style-name="P19">4</text:p>
          </table:table-cell>
          <table:table-cell table:style-name="Tableau2.B10" office:value-type="string">
            <text:p text:style-name="P19">10</text:p>
          </table:table-cell>
        </table:table-row>
        <table:table-row>
          <table:table-cell table:style-name="Tableau2.A10" office:value-type="string">
            <text:p text:style-name="P19">5</text:p>
          </table:table-cell>
          <table:table-cell table:style-name="Tableau2.B10" office:value-type="string">
            <text:p text:style-name="P19">11</text:p>
          </table:table-cell>
        </table:table-row>
        <table:table-row>
          <table:table-cell table:style-name="Tableau2.A10" office:value-type="string">
            <text:p text:style-name="P19">6</text:p>
          </table:table-cell>
          <table:table-cell table:style-name="Tableau2.B10" office:value-type="string">
            <text:p text:style-name="P19">12</text:p>
          </table:table-cell>
        </table:table-row>
        <table:table-row>
          <table:table-cell table:style-name="Tableau2.A10" office:value-type="string">
            <text:p text:style-name="P19">7</text:p>
          </table:table-cell>
          <table:table-cell table:style-name="Tableau2.B10" office:value-type="string">
            <text:p text:style-name="P19">13</text:p>
          </table:table-cell>
        </table:table-row>
        <table:table-row>
          <table:table-cell table:style-name="Tableau2.A10" office:value-type="string">
            <text:p text:style-name="P19">8</text:p>
          </table:table-cell>
          <table:table-cell table:style-name="Tableau2.B10" office:value-type="string">
            <text:p text:style-name="P19">14</text:p>
          </table:table-cell>
        </table:table-row>
        <table:table-row>
          <table:table-cell table:style-name="Tableau2.A10" office:value-type="string">
            <text:p text:style-name="P19">9</text:p>
          </table:table-cell>
          <table:table-cell table:style-name="Tableau2.B10" office:value-type="string">
            <text:p text:style-name="P19">18</text:p>
          </table:table-cell>
        </table:table-row>
      </table:table>
      <text:p text:style-name="P12"/>
      <text:p text:style-name="P12"/>
      <text:p text:style-name="P14"><text:span text:style-name="T21">S</text:span>erveur<text:span text:style-name="T17">s</text:span> distant<text:span text:style-name="T21">s</text:span> :</text:p>
      <text:p text:style-name="P14"/>
      <table:table table:name="Tableau3" table:style-name="Tableau3">
        <table:table-column table:style-name="Tableau3.A"/>
        <table:table-column table:style-name="Tableau3.B"/>
        <table:table-row>
          <table:table-cell table:style-name="Tableau3.A1" office:value-type="string">
            <text:p text:style-name="P20">Serveur</text:p>
          </table:table-cell>
          <table:table-cell table:style-name="Tableau3.B1" office:value-type="string">
            <text:p text:style-name="P20">Adresse IP ou nom de domaine</text:p>
          </table:table-cell>
        </table:table-row>
        <table:table-row>
          <table:table-cell table:style-name="Tableau3.A2" office:value-type="string">
            <text:p text:style-name="P21">Artifactory </text:p>
          </table:table-cell>
          <table:table-cell table:style-name="Tableau3.B2" office:value-type="string">
            <text:p text:style-name="P21">artifactory.hietiland.fr</text:p>
          </table:table-cell>
        </table:table-row>
        <table:table-row>
          <table:table-cell table:style-name="Tableau3.A2" office:value-type="string">
            <text:p text:style-name="P21">Base de données</text:p>
          </table:table-cell>
          <table:table-cell table:style-name="Tableau3.B2" office:value-type="string">
            <text:p text:style-name="P21">163.172.122.127</text:p>
            <text:p text:style-name="P23">Nom de la base : esieedesignerdb</text:p>
            <text:p text:style-name="P24">schema : esieedesigner</text:p>
            <text:p text:style-name="P23">user : esiee</text:p>
            <text:p text:style-name="P23">mdp : esiee</text:p>
          </table:table-cell>
        </table:table-row>
        <table:table-row>
          <table:table-cell table:style-name="Tableau3.A2" office:value-type="string">
            <text:p text:style-name="P22">Service + webapp</text:p>
          </table:table-cell>
          <table:table-cell table:style-name="Tableau3.B2" office:value-type="string">
            <text:p text:style-name="P22">designer.<text:span text:style-name="T17">hietiland.fr</text:span></text:p>
            <text:p text:style-name="P22">user : etudiant</text:p>
            <text:p text:style-name="P22">mdp : etudiant2017!</text:p>
          </table:table-cell>
        </table:table-row>
      </table:table>
      <text:p text:style-name="P14"/>
      <text:p text:style-name="P16"/>
      <text:p text:style-name="P5">Contraintes</text:p>
      <text:p text:style-name="P26"/>
      <text:p text:style-name="P7"/>
      <text:p text:style-name="P11">Les contraintes ci-dessous devront être strictement respectées :</text:p>
      <text:p text:style-name="P11"/>
      <text:list xml:id="list4810263822629173818" text:style-name="L5">
        <text:list-item>
          <text:p text:style-name="P43">Seule les binômes ayant atteint les même objectifs peuvent communiqu<text:span text:style-name="T20">er</text:span> entre eux.</text:p>
          <text:p text:style-name="P44"/>
        </text:list-item>
        <text:list-item>
          <text:p text:style-name="P44">Les dessins seront à l'échelle. L'unité de mesure est la taille du carreau de la grille en image de fond.</text:p>
          <text:p text:style-name="P44"/>
        </text:list-item>
        <text:list-item>
          <text:p text:style-name="P48"><text:span text:style-name="T8">Les couleurs devront apparaître à l'identique lorsqu'il y en a dans la fiche à dessiner. S'il n'y a pas de couleur sur une partie du dessin, la liberté est laissée au développeur de choisir celle qu'il souhaite.</text:span></text:p>
          <text:p text:style-name="P48"/>
        </text:list-item>
        <text:list-item>
          <text:p text:style-name="P48"><text:span text:style-name="T8">Le build jenkins devra rester stable tout au long de la phase de développement.</text:span></text:p>
          <text:p text:style-name="P48"/>
        </text:list-item>
        <text:list-item>
          <text:p text:style-name="P48"><text:span text:style-name="T8">Les métriques sonar respecteront les contraintes ci-dessous :</text:span></text:p>
        </text:list-item>
      </text:list>
      <text:p text:style-name="P46"/>
      <table:table table:name="Tableau4" table:style-name="Tableau4">
        <table:table-column table:style-name="Tableau4.A"/>
        <table:table-column table:style-name="Tableau4.B"/>
        <table:table-row>
          <table:table-cell table:style-name="Tableau4.A1" office:value-type="string">
            <text:p text:style-name="P50">Nom de la métrique</text:p>
          </table:table-cell>
          <table:table-cell table:style-name="Tableau4.B1" office:value-type="string">
            <text:p text:style-name="P50">Valeurs attendues</text:p>
          </table:table-cell>
        </table:table-row>
        <table:table-row>
          <table:table-cell table:style-name="Tableau4.A8" office:value-type="string">
            <text:p text:style-name="P46">Documentation</text:p>
          </table:table-cell>
          <table:table-cell table:style-name="Tableau4.B8" office:value-type="string">
            <text:p text:style-name="P46">= 100 %</text:p>
          </table:table-cell>
        </table:table-row>
        <table:table-row>
          <table:table-cell table:style-name="Tableau4.A3" office:value-type="string">
            <text:p text:style-name="P46">Comments</text:p>
          </table:table-cell>
          <table:table-cell table:style-name="Tableau4.B3" office:value-type="string">
            <text:p text:style-name="P46">&gt;= 30 %</text:p>
          </table:table-cell>
        </table:table-row>
        <table:table-row>
          <table:table-cell table:style-name="Tableau4.A4" office:value-type="string">
            <text:p text:style-name="P46">Issues Blocker</text:p>
          </table:table-cell>
          <table:table-cell table:style-name="Tableau4.B4" office:value-type="string">
            <text:p text:style-name="P46">= 0</text:p>
          </table:table-cell>
        </table:table-row>
        <table:table-row>
          <table:table-cell table:style-name="Tableau4.A3" office:value-type="string">
            <text:p text:style-name="P46">Issues Critical</text:p>
          </table:table-cell>
          <table:table-cell table:style-name="Tableau4.B3" office:value-type="string">
            <text:p text:style-name="P46">= 0</text:p>
          </table:table-cell>
        </table:table-row>
        <table:table-row>
          <table:table-cell table:style-name="Tableau4.A8" office:value-type="string">
            <text:p text:style-name="P46">Issues Major</text:p>
          </table:table-cell>
          <table:table-cell table:style-name="Tableau4.B8" office:value-type="string">
            <text:p text:style-name="P46">= 0</text:p>
          </table:table-cell>
        </table:table-row>
        <table:table-row>
          <table:table-cell table:style-name="Tableau4.A3" office:value-type="string">
            <text:p text:style-name="P46">Issues Minor</text:p>
          </table:table-cell>
          <table:table-cell table:style-name="Tableau4.B3" office:value-type="string">
            <text:p text:style-name="P46">Seules :</text:p>
            <text:p text:style-name="P46"/>
            <text:list xml:id="list6478403424770569611" text:style-name="L10">
              <text:list-item>
                <text:p text:style-name="P45">« Tabulation characters should not be used » </text:p>
              </text:list-item>
              <text:list-item>
                <text:p text:style-name="P45">« Magic Number » </text:p>
              </text:list-item>
            </text:list>
            <text:p text:style-name="P46"/>
            <text:p text:style-name="P46">sont autorisées</text:p>
          </table:table-cell>
        </table:table-row>
        <table:table-row>
          <table:table-cell table:style-name="Tableau4.A8" office:value-type="string">
            <text:p text:style-name="P46">Unit test success</text:p>
          </table:table-cell>
          <table:table-cell table:style-name="Tableau4.B8" office:value-type="string">
            <text:p text:style-name="P46">= 100 %</text:p>
          </table:table-cell>
        </table:table-row>
      </table:table>
      <text:p text:style-name="P46"/>
      <text:p text:style-name="P32"/>
      <text:p text:style-name="P16">Évaluation</text:p>
      <text:p text:style-name="P26"/>
      <text:p text:style-name="P3"><text:tab/></text:p>
      <text:p text:style-name="P4">Les principes de la notation sont les suivants :</text:p>
      <text:p text:style-name="P36"/>
      <text:list xml:id="list1961948412912994680" text:style-name="L11">
        <text:list-item>
          <text:p text:style-name="P35">Chaque binôme démarre avec une note de 11/20.</text:p>
          <text:p text:style-name="P35"/>
        </text:list-item>
        <text:list-item>
          <text:p text:style-name="P35">Un binôme qui n'a cassé aucun build (dans jenkins) se voit attribuer un bonus de <text:span text:style-name="T24">2 point</text:span>.</text:p>
          <text:p text:style-name="P35"/>
        </text:list-item>
        <text:list-item>
          <text:p text:style-name="P35">Lorsqu'un objectif est atteint, <text:span text:style-name="T26">le</text:span> binôme <text:span text:style-name="T26">a</text:span> un bonus de <text:span text:style-name="T24">2 points</text:span>.</text:p>
          <text:p text:style-name="P35"/>
        </text:list-item>
        <text:list-item>
          <text:p text:style-name="P35">Si les contraintes sur les métriques SONAR sont respectées à la fin du projet, tous les binômes ont un bonus de <text:span text:style-name="T24">1 point</text:span>.</text:p>
          <text:p text:style-name="P35"/>
        </text:list-item>
        <text:list-item>
          <text:p text:style-name="P35">Si les contraintes sur les métriques SONAR ne sont pas respectées à la fin du projet, tous les binômes ont un malus de <text:span text:style-name="T23">2 points</text:span>.</text:p>
          <text:p text:style-name="P35"/>
        </text:list-item>
        <text:list-item>
          <text:p text:style-name="P38">Un binôme qui fait moins de 10 « push » a un malus de <text:span text:style-name="T23">1 point</text:span> par « push » manqué. <text:span text:style-name="T25">Les « push » ne sont validés que s'ils sont espacés de 15 minutes au moins</text:span>.</text:p>
          <text:p text:style-name="P35"/>
        </text:list-item>
        <text:list-item>
          <text:p text:style-name="P35">Chaque fois qu'un binôme casse le build (dans jenkins), il reçoit un malus de <text:span text:style-name="T23">1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ackground-color="#99ccff">
        <style:background-image/>
      </style:paragraph-properties>
      <style:text-properties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troduction à l'intégration continu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 </meta:initial-creator>
    <meta:creation-date>2014-11-17T21:31:54</meta:creation-date>
    <meta:generator>LibreOffice/4.3.3.2$Linux_X86_64 LibreOffice_project/430m0$Build-2</meta:generator>
    <dc:date>2018-12-11T01:47:23.266088557</dc:date>
    <meta:editing-duration>PT20H7M29S</meta:editing-duration>
    <meta:editing-cycles>470</meta:editing-cycles>
    <meta:document-statistic meta:table-count="4" meta:image-count="0" meta:object-count="0" meta:page-count="6" meta:paragraph-count="99" meta:word-count="842" meta:character-count="4871" meta:non-whitespace-character-count="4135"/>
  </office:meta>
</office:document-meta>
</file>